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8.0104in" fo:margin-left="-0.1479in" fo:margin-top="0in" fo:margin-bottom="0in" table:align="left" style:writing-mode="lr-tb"/>
    </style:style>
    <style:style style:name="Table1.A" style:family="table-column">
      <style:table-column-properties style:column-width="5in"/>
    </style:style>
    <style:style style:name="Table1.B" style:family="table-column">
      <style:table-column-properties style:column-width="3.0097in"/>
    </style:style>
    <style:style style:name="Table1.1" style:family="table-row">
      <style:table-row-properties style:min-row-height="0.0417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left="0in" fo:margin-right="0in" fo:margin-top="0.139in" fo:margin-bottom="0in" loext:contextual-spacing="false" fo:line-height="115%" fo:text-indent="0in" style:auto-text-indent="false" fo:padding="0in" fo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 fo:padding="0in" fo:border="none"/>
    </style:style>
    <style:style style:name="P7" style:family="paragraph" style:parent-style-name="Standard">
      <style:paragraph-properties fo:margin-left="0in" fo:margin-right="0in" fo:margin-top="0.1528in" fo:margin-bottom="0in" loext:contextual-spacing="false" fo:line-height="115%" fo:text-indent="0in" style:auto-text-indent="false" fo:padding="0in" fo:border="none"/>
    </style:style>
    <style:style style:name="P8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top="0.0693in" fo:margin-bottom="0in" loext:contextual-spacing="false" fo:line-height="111%"/>
    </style:style>
    <style:style style:name="P10" style:family="paragraph" style:parent-style-name="Standard">
      <style:paragraph-properties fo:margin-top="0.0693in" fo:margin-bottom="0in" loext:contextual-spacing="false" fo:line-height="113%"/>
    </style:style>
    <style:style style:name="P11" style:family="paragraph" style:parent-style-name="Standard" style:master-page-name="Standard">
      <style:paragraph-properties fo:line-height="100%" style:page-number="1" fo:padding="0in" fo:border="none"/>
      <style:text-properties fo:font-size="6pt" style:font-size-asian="6pt" style:font-size-complex="6pt"/>
    </style:style>
    <style:style style:name="P12" style:family="paragraph" style:parent-style-name="Subtitle">
      <style:paragraph-properties fo:padding="0in" fo:border="none"/>
    </style:style>
    <style:style style:name="P13" style:family="paragraph" style:parent-style-name="Heading_20_2">
      <style:paragraph-properties fo:margin-top="0.111in" fo:margin-bottom="0in" loext:contextual-spacing="false" fo:line-height="100%" fo:padding="0in" fo:border="none"/>
    </style:style>
    <style:style style:name="P14" style:family="paragraph" style:parent-style-name="Heading_20_2">
      <style:paragraph-properties fo:margin-top="0.139in" fo:margin-bottom="0in" loext:contextual-spacing="false" fo:line-height="100%"/>
    </style:style>
    <style:style style:name="P15" style:family="paragraph" style:parent-style-name="Heading_20_2">
      <style:paragraph-properties fo:margin-top="0in" fo:margin-bottom="0in" loext:contextual-spacing="false" fo:line-height="100%"/>
    </style:style>
    <style:style style:name="P16" style:family="paragraph" style:parent-style-name="Heading_20_3">
      <style:paragraph-properties fo:padding="0in" fo:border="none"/>
    </style:style>
    <style:style style:name="P17" style:family="paragraph" style:parent-style-name="Heading_20_3">
      <style:paragraph-properties fo:margin-top="0in" fo:margin-bottom="0in" loext:contextual-spacing="false" fo:line-height="100%"/>
    </style:style>
    <style:style style:name="P18" style:family="paragraph" style:parent-style-name="Heading_20_5">
      <style:paragraph-properties fo:margin-top="0in" fo:margin-bottom="0in" loext:contextual-spacing="false" fo:line-height="100%"/>
    </style:style>
    <style:style style:name="P19" style:family="paragraph" style:parent-style-name="Heading_20_5">
      <style:paragraph-properties fo:margin-top="0in" fo:margin-bottom="0in" loext:contextual-spacing="false" fo:line-height="130%"/>
    </style:style>
    <style:style style:name="P20" style:family="paragraph" style:parent-style-name="Heading_20_5">
      <style:paragraph-properties fo:margin-top="0in" fo:margin-bottom="0in" loext:contextual-spacing="false" fo:line-height="130%"/>
      <style:text-properties fo:color="#38761d" style:font-name="Open Sans" fo:font-weight="bold" style:font-name-asian="Open Sans1" style:font-weight-asian="bold" style:font-name-complex="Open Sans1"/>
    </style:style>
    <style:style style:name="P21" style:family="paragraph" style:parent-style-name="Heading_20_5">
      <style:paragraph-properties fo:margin-top="0in" fo:margin-bottom="0.139in" loext:contextual-spacing="false" fo:line-height="130%"/>
    </style:style>
    <style:style style:name="P22" style:family="paragraph" style:parent-style-name="Title">
      <style:paragraph-properties fo:padding="0in" fo:border="none"/>
    </style:style>
    <style:style style:name="T1" style:family="text">
      <style:text-properties style:font-name="Oswald" fo:font-size="30pt" style:font-name-asian="Oswald1" style:font-size-asian="30pt" style:font-name-complex="Oswald1" style:font-size-complex="30pt"/>
    </style:style>
    <style:style style:name="T2" style:family="text">
      <style:text-properties fo:color="#666666"/>
    </style:style>
    <style:style style:name="T3" style:family="text">
      <style:text-properties fo:color="#666666" style:font-name="Merriweather" fo:font-weight="normal" style:font-name-asian="Merriweather1" style:font-weight-asian="normal" style:font-name-complex="Merriweather1"/>
    </style:style>
    <style:style style:name="T4" style:family="text">
      <style:text-properties fo:color="#666666" style:font-name="Open Sans" fo:font-size="8pt" fo:font-weight="normal" style:font-name-asian="Open Sans1" style:font-size-asian="8pt" style:font-weight-asian="normal" style:font-name-complex="Open Sans1" style:font-size-complex="8pt"/>
    </style:style>
    <style:style style:name="T5" style:family="text">
      <style:text-properties fo:color="#000000" style:font-name="Open Sans" fo:font-weight="bold" style:font-name-asian="Open Sans1" style:font-weight-asian="bold" style:font-name-complex="Open Sans1"/>
    </style:style>
    <style:style style:name="T6" style:family="text">
      <style:text-properties fo:color="#000000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 fo:font-size="11pt" fo:font-style="italic" style:font-size-asian="11pt" style:font-style-asian="italic" style:font-size-complex="11pt"/>
    </style:style>
    <style:style style:name="T9" style:family="text">
      <style:text-properties fo:color="#000000" style:font-name="Merriweather" style:font-name-asian="Merriweather1" style:font-name-complex="Merriweather1"/>
    </style:style>
    <style:style style:name="T10" style:family="text">
      <style:text-properties fo:color="#000000" style:font-name="Merriweather" fo:font-weight="normal" style:font-name-asian="Merriweather1" style:font-weight-asian="normal" style:font-name-complex="Merriweather1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3c78d8" style:font-name="Open Sans" fo:font-weight="bold" style:font-name-asian="Open Sans1" style:font-weight-asian="bold" style:font-name-complex="Open Sans1"/>
    </style:style>
    <style:style style:name="T13" style:family="text">
      <style:text-properties fo:color="#3c78d8" style:font-name="Arial" fo:font-weight="bold" style:font-name-asian="Arial1" style:font-weight-asian="bold" style:font-name-complex="Arial1" fo:background-color="#ffffff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normal" style:font-weight-asian="normal"/>
    </style:style>
    <style:style style:name="T16" style:family="text">
      <style:text-properties fo:font-style="italic" fo:font-weight="normal" style:font-style-asian="italic" style:font-weight-asian="normal"/>
    </style:style>
    <style:style style:name="T17" style:family="text">
      <style:text-properties fo:font-style="italic" style:font-style-asian="italic"/>
    </style:style>
    <style:style style:name="T18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19" style:family="text">
      <style:text-properties fo:color="#2079c7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T20" style:family="text">
      <style:text-properties fo:color="#2079c7" style:font-name="Arial" fo:font-size="12pt" style:font-name-asian="Arial1" style:font-size-asian="12pt" style:font-name-complex="Arial1" style:font-size-complex="12pt" fo:background-color="#ffffff"/>
    </style:style>
    <style:style style:name="T21" style:family="text">
      <style:text-properties fo:color="#2079c7" fo:font-size="11pt" fo:font-weight="bold" style:font-size-asian="11pt" style:font-weight-asian="bold" style:font-size-complex="11pt" fo:background-color="#ffffff"/>
    </style:style>
    <style:style style:name="T22" style:family="text">
      <style:text-properties fo:color="#66696a" style:font-name="Arial" style:font-name-asian="Arial1" style:font-name-complex="Arial1" fo:background-color="#ffffff"/>
    </style:style>
    <style:style style:name="T23" style:family="text">
      <style:text-properties fo:font-weight="bold" style:font-weight-asian="bold"/>
    </style:style>
    <style:style style:name="T24" style:family="text">
      <style:text-properties fo:color="#434343"/>
    </style:style>
    <style:style style:name="T25" style:family="text">
      <style:text-properties fo:color="#38761d" style:font-name="Open Sans" fo:font-weight="bold" style:font-name-asian="Open Sans1" style:font-weight-asian="bold" style:font-name-complex="Open Sans1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fo:font-weight="normal" style:font-size-asian="9pt" style:font-weight-asian="normal" style:font-size-complex="9pt"/>
    </style:style>
    <style:style style:name="T28" style:family="text">
      <style:text-properties fo:font-size="9pt" fo:font-style="italic" fo:font-weight="normal" style:font-size-asian="9pt" style:font-style-asian="italic" style:font-weight-asian="normal" style:font-size-complex="9pt"/>
    </style:style>
    <style:style style:name="T29" style:family="text">
      <style:text-properties fo:color="#2e4440" style:font-name="Arial" fo:font-size="9pt" fo:font-style="italic" fo:font-weight="normal" style:font-name-asian="Arial1" style:font-size-asian="9pt" style:font-style-asian="italic" style:font-weight-asian="normal" style:font-name-complex="Arial1" style:font-size-complex="9pt"/>
    </style:style>
    <style:style style:name="T30" style:family="text">
      <style:text-properties fo:color="#2e4440" style:font-name="Arial" fo:font-style="italic" style:font-name-asian="Arial1" style:font-style-asian="italic" style:font-name-complex="Arial1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Open Sans" fo:font-size="8pt" style:font-name-asian="Open Sans1" style:font-size-asian="8pt" style:font-name-complex="Open Sans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text:bookmark text:name="_x8fm1uorkbaw"/><text:span text:style-name="T1">Ajay Tripathi</text:span></text:p>
            <text:p text:style-name="P12"><text:bookmark text:name="_ymi089liagec"/>Web Developer | Software Engineer</text:p>
            <text:p text:style-name="P12"><text:bookmark text:name="_mdbiwn783df"/><text:span text:style-name="T2">Last updated: 7 January 2019</text:span></text:p>
          </table:table-cell>
          <table:table-cell table:style-name="Table1.A1" office:value-type="string">
            <text:p text:style-name="P2"><text:span text:style-name="T5">Mail: ajay39in@gmail.com</text:span></text:p>
            <text:p text:style-name="P3"><text:span text:style-name="T5">Twitter: </text:span><text:a xlink:type="simple" xlink:href="https://twitter.com/atb00ker" text:style-name="ListLabel_20_1" text:visited-style-name="ListLabel_20_1"><text:span text:style-name="T12">twitter.com/atb00ker</text:span></text:a></text:p>
            <text:p text:style-name="P3"><text:span text:style-name="T5">Github:</text:span><text:span text:style-name="T12"> </text:span><text:a xlink:type="simple" xlink:href="https://github.com/atb00ker" text:style-name="ListLabel_20_1" text:visited-style-name="ListLabel_20_1"><text:span text:style-name="T12">github.com/atb00ker</text:span></text:a></text:p>
            <text:p text:style-name="P3"><text:span text:style-name="T5">Linkedin: </text:span><text:a xlink:type="simple" xlink:href="https://www.linkedin.com/in/atb00ker/" text:style-name="ListLabel_20_2" text:visited-style-name="ListLabel_20_2"><text:span text:style-name="T13">linkedin.com/in/atb00ker</text:span></text:a></text:p>
            <text:p text:style-name="P3"><text:span text:style-name="T5">Portfolio: </text:span><text:a xlink:type="simple" xlink:href="https://atb00ker.github.io/" text:style-name="ListLabel_20_1" text:visited-style-name="ListLabel_20_1"><text:span text:style-name="T12">atb00ker.github.io</text:span></text:a></text:p>
          </table:table-cell>
        </table:table-row>
        <table:table-row table:style-name="Table1.2">
          <table:table-cell table:style-name="Table1.A1" office:value-type="string">
            <text:p text:style-name="P18"><text:bookmark text:name="_y7d3xdxnr44m"/><text:span text:style-name="T14">EXPERIENCE</text:span></text:p>
            <text:p text:style-name="P13"><text:bookmark text:name="_rfgvkg2ifhfd"/>FOSSEE Fellowship<text:span text:style-name="T6">, </text:span><text:span text:style-name="T15">IIT Bombay — </text:span><text:span text:style-name="T16">Web Developer </text:span></text:p>
            <text:p text:style-name="P16"><text:bookmark text:name="_n64fgzu3lwuy"/>May 2018 – July 2018</text:p>
            <text:p text:style-name="P1">Data / site optimization: About 60% less data requirement for users during download.<text:line-break/>Web Development: Using Django, added the features to edit / show user testimonials on the main site ( spoken-tutorial.org ).</text:p>
            <text:p text:style-name="P13"><text:bookmark text:name="_bsrfovrns8kd"/>OpenWISP <text:s/><text:span text:style-name="T15">— Open-Source </text:span><text:span text:style-name="T16">Contributor</text:span></text:p>
            <text:p text:style-name="P16"><text:bookmark text:name="_ybypdmed418m"/>August 2018 – Present</text:p>
            <text:p text:style-name="P1">Using Python / Django, OpenWRT, Ansible and actively taking part to further the development of open-source tools for network management.<text:line-break/></text:p>
            <text:p text:style-name="P18"><text:bookmark text:name="_jhv78pp9wtzd"/><text:span text:style-name="T14">PROJECTS</text:span></text:p>
            <text:p text:style-name="P4">(More projects available on Github)</text:p>
            <text:p text:style-name="P5"><text:a xlink:type="simple" xlink:href="https://github.com/atb00ker/Community-Connect" text:style-name="ListLabel_20_3" text:visited-style-name="ListLabel_20_3"><text:span text:style-name="T19">Community-Connect</text:span></text:a><text:span text:style-name="T21"> </text:span><text:span text:style-name="T7">— </text:span><text:span text:style-name="T8">Backend Web Application</text:span></text:p>
            <text:p text:style-name="P17"><text:bookmark text:name="_wn7adljvc3z"/>March 2018 – May 2018</text:p>
            <text:p text:style-name="P6">Customizable <text:span text:style-name="T23">Django</text:span> application for communities and clubs to send update mails to their users and members and displaying mailing list history.</text:p>
            <text:p text:style-name="P14"><text:bookmark text:name="_nljh0v406haj"/><text:a xlink:type="simple" xlink:href="https://galaxy.ansible.com/atb00ker/matrix-synapse" text:style-name="ListLabel_20_4" text:visited-style-name="ListLabel_20_4"><text:span text:style-name="T20">Matrix ansible</text:span></text:a> <text:s/><text:span text:style-name="T15">— </text:span><text:span text:style-name="T16">DevOps | System Administration</text:span></text:p>
            <text:p text:style-name="P17"><text:bookmark text:name="_666n81wv099z"/>January 2018 – March 2018</text:p>
            <text:p text:style-name="P6">Made script for automation of installation of matrix-synapse. It serves as basis for installation of matrix for multiple organizations and individuals</text:p>
            <text:p text:style-name="P5"><text:a xlink:type="simple" xlink:href="https://github.com/atb00ker/scrape" text:style-name="ListLabel_20_3" text:visited-style-name="ListLabel_20_3"><text:span text:style-name="T19">News scrape</text:span></text:a><text:span text:style-name="T21"> spider </text:span><text:span text:style-name="T7">— </text:span><text:span text:style-name="T8">Application Development</text:span></text:p>
            <text:p text:style-name="P17"><text:bookmark text:name="_i7frq8yul2eb"/>September 2017 – January 2018</text:p>
            <text:p text:style-name="P6">Scraped articles from 10+ news websites 24/7 on a Linux server and stored the data in a database server. <text:s/>We collected about 12 million records and used Machine Learning to classify and categorize the news.<text:span text:style-name="T24"> </text:span></text:p>
            <text:p text:style-name="P7"><text:a xlink:type="simple" xlink:href="https://github.com/atb00ker/asetalias.github.io" text:style-name="ListLabel_20_3" text:visited-style-name="ListLabel_20_3"><text:span text:style-name="T19">ALiAS Website </text:span></text:a><text:span text:style-name="T7">— <text:s/>Progressive Web Application</text:span></text:p>
            <text:p text:style-name="P17"><text:bookmark text:name="_72u4klewnuq9"/>August 2017 – October 2017</text:p>
            <text:p text:style-name="P6">Made a progressive Web App for Amity Linux User Group (ALiAS).<text:line-break/>Ensuring the fastest possible delivery, offline availability, aesthetically pleasing and push notifications for the website.</text:p>
            <text:p text:style-name="P7"><text:a xlink:type="simple" xlink:href="https://github.com/atb00ker/exposure.github.io" text:style-name="ListLabel_20_3" text:visited-style-name="ListLabel_20_3"><text:span text:style-name="T19">Photography Club Website </text:span></text:a><text:span text:style-name="T7">— <text:s/>Frontend Development</text:span></text:p>
            <text:p text:style-name="P17"><text:bookmark text:name="_pfqejz21vgla"/>May 2017 – June 2017</text:p>
            <text:p text:style-name="P6">Web Designing &amp; development for Exposure (Photography Club of Amity). <text:line-break/>A beautiful website with various tweens using KUTE.js and various CSS and JavaScript libraries.</text:p>
          </table:table-cell>
          <table:table-cell table:style-name="Table1.A1" office:value-type="string">
            <text:p text:style-name="P19"><text:bookmark text:name="_468vhou6jub6"/><text:span text:style-name="T25">SKILLS</text:span><text:span text:style-name="T14"><text:line-break/></text:span><text:span text:style-name="T9">Web Technologies:</text:span><text:span text:style-name="T3"> HTML, CSS, SASS, Javascript, node.js, Django, Flask, Progressive Web Applications<text:line-break/></text:span><text:span text:style-name="T9">Programming Languages: </text:span><text:span text:style-name="T3">Python, C, C++, Shell<text:line-break/></text:span><text:span text:style-name="T9">System Administration:</text:span><text:span text:style-name="T3"> Git, Linux Systems, Ansible, Vagrant, Docker<text:line-break/></text:span><text:span text:style-name="T9">Others:</text:span><text:span text:style-name="T10"> </text:span><text:span text:style-name="T3">Machine Learning, Web Scraping, SQL</text:span></text:p>
            <text:p text:style-name="P20"><text:bookmark text:name="_3crim5g3ucsr"/></text:p>
            <text:p text:style-name="P8"><text:span text:style-name="T25">VOLUNTEER</text:span></text:p>
            <text:p text:style-name="P8"><text:span text:style-name="T11">Google Code-In 2018 — Mentor </text:span><text:span text:style-name="T23"><text:line-break/></text:span>765 code reviews in 3 months - Organization ranked #1 by number of tasks completed. 950+ students participated and benefitted from the combined effort of 9 mentors.</text:p>
            <text:p text:style-name="P18"><text:bookmark text:name="_dum92jml8r7j"/></text:p>
            <text:p text:style-name="P19"><text:bookmark text:name="_ra0s52sp0otb"/>EDUCATION</text:p>
            <text:p text:style-name="P15"><text:bookmark text:name="_qzalfj5uqb4r"/><text:span text:style-name="T26">Cisco Certified Network Engineer </text:span><text:span text:style-name="T27">​<text:line-break/></text:span><text:span text:style-name="T26">Course</text:span><text:span text:style-name="T27"> — </text:span><text:span text:style-name="T29">Routing and Switching<text:line-break/></text:span><text:span text:style-name="T4">AUGUST 2018 ​—​ ​MAY 2020 (Expected)<text:line-break/><text:line-break/></text:span><text:span text:style-name="T26">Amity School of Engineering and Technology, </text:span><text:span text:style-name="T27">Noida​​ — </text:span><text:span text:style-name="T29">Bachelors Of Computer Science &amp; Engineering<text:line-break/></text:span><text:span text:style-name="T4">AUGUST 2016 ​—​ ​MAY 2020 (Expected)<text:line-break/></text:span><text:span text:style-name="T27">Specialization: Networking</text:span></text:p>
            <text:p text:style-name="P9">- Helped in establishing a Linux User Group (ALiAS).<text:line-break/>- Gained experience as a speaker, mentor &amp; helped in organizing events and workshop.<text:span text:style-name="T31"><text:line-break/><text:line-break/></text:span><text:span text:style-name="T11">Ryan International School, </text:span><text:span text:style-name="T6">Noida — </text:span><text:span text:style-name="T30">High School / Secondary Certificate, Science</text:span><text:span text:style-name="T17"> <text:line-break/></text:span><text:span text:style-name="T32">APRIL 2014 ​—​ ​APRIL 2016</text:span></text:p>
            <text:p text:style-name="P10">Roller Skating City level | Football Team | Volunteer HelpAge India (Social Service)</text:p>
            <text:p text:style-name="P21"><text:bookmark text:name="_cxxkes25b26"/><text:line-break/>LANGUAGES<text:line-break/><text:span text:style-name="T3">English, Hindi (Only Speaking)<text:line-break/>French (Basic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fo:color="#38761d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color="#3c78d8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3c78d8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fo:background-color="#ffffff"/>
    </style:style>
    <style:style style:name="ListLabel_20_3" style:display-name="ListLabel 3" style:family="text">
      <style:text-properties fo:color="#2079c7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fo:background-color="#ffffff"/>
    </style:style>
    <style:style style:name="ListLabel_20_4" style:display-name="ListLabel 4" style:family="text">
      <style:text-properties fo:color="#2079c7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4in" fo:margin-left="0.5in" fo:margin-right="0.2992in" style:writing-mode="lr-tb" style:layout-grid-color="#c0c0c0" style:layout-grid-lines="2641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0" meta:word-count="413" meta:character-count="3064" meta:non-whitespace-character-count="2540"/>
    <meta:generator>LibreOfficeDev/6.0.5.2$Linux_X86_64 LibreOffice_project/</meta:generator>
  </office:meta>
</office:document-meta>
</file>